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num rails</text:p>
          </table:table-cell>
          <table:table-cell office:value-type="string" calcext:value-type="string">
            <text:p>gap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table:formula="of:=[.A2]/([.B2]+1)" office:value-type="float" office:value="40.9090909090909" calcext:value-type="float">
            <text:p>40.909090909090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([.B2]*500)/1000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10:56:34.193925863</meta:creation-date>
    <dc:date>2023-10-08T10:05:25.531351117</dc:date>
    <meta:editing-duration>PT1H25M44S</meta:editing-duration>
    <meta:editing-cycles>4</meta:editing-cycles>
    <meta:generator>LibreOffice/7.3.7.2$Linux_X86_64 LibreOffice_project/30$Build-2</meta:generator>
    <meta:document-statistic meta:table-count="1" meta:cell-count="7" meta:object-count="0"/>
  </office:meta>
</office:document-meta>
</file>